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eaed" officeooo:paragraph-rsid="0012eaed" style:font-weight-asian="bold" style:font-weight-complex="bold"/>
    </style:style>
    <style:style style:name="P2" style:family="paragraph" style:parent-style-name="Standard">
      <style:text-properties fo:font-weight="bold" officeooo:rsid="0012eaed" officeooo:paragraph-rsid="00156998" style:font-weight-asian="bold" style:font-weight-complex="bold"/>
    </style:style>
    <style:style style:name="P3" style:family="paragraph" style:parent-style-name="Standard">
      <style:text-properties officeooo:paragraph-rsid="0012eaed"/>
    </style:style>
    <style:style style:name="P4" style:family="paragraph" style:parent-style-name="Standard">
      <style:text-properties fo:font-weight="normal" officeooo:paragraph-rsid="0012eaed" style:font-weight-asian="normal" style:font-weight-complex="normal"/>
    </style:style>
    <style:style style:name="P5" style:family="paragraph" style:parent-style-name="Standard">
      <style:text-properties fo:font-weight="normal" officeooo:rsid="0012eaed" officeooo:paragraph-rsid="0012eaed" style:font-weight-asian="normal" style:font-weight-complex="normal"/>
    </style:style>
    <style:style style:name="P6" style:family="paragraph" style:parent-style-name="Standard">
      <style:text-properties style:text-underline-style="none" fo:font-weight="bold" officeooo:rsid="00165d1e" officeooo:paragraph-rsid="00165d1e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12eaed" officeooo:paragraph-rsid="00165d1e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1879ef" officeooo:paragraph-rsid="001879ef" style:font-weight-asian="bold" style:font-weight-complex="bold"/>
    </style:style>
    <style:style style:name="P9" style:family="paragraph" style:parent-style-name="Standard">
      <style:text-properties officeooo:paragraph-rsid="00165d1e"/>
    </style:style>
    <style:style style:name="P10" style:family="paragraph" style:parent-style-name="Standard">
      <style:text-properties fo:font-size="14pt" fo:font-weight="bold" officeooo:rsid="0012eaed" officeooo:paragraph-rsid="0012eae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2eaed" officeooo:paragraph-rsid="00156998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style:text-underline-style="none" fo:font-weight="bold" officeooo:rsid="0012eaed" officeooo:paragraph-rsid="00165d1e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eaed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eaed" style:font-weight-asian="bold" style:font-weight-complex="bold"/>
    </style:style>
    <style:style style:name="T5" style:family="text">
      <style:text-properties fo:font-weight="bold" officeooo:rsid="001430c3" style:font-weight-asian="bold" style:font-weight-complex="bold"/>
    </style:style>
    <style:style style:name="T6" style:family="text">
      <style:text-properties fo:font-weight="bold" officeooo:rsid="0017703f" style:font-weight-asian="bold" style:font-weight-complex="bold"/>
    </style:style>
    <style:style style:name="T7" style:family="text">
      <style:text-properties fo:font-weight="bold" officeooo:rsid="00165d1e" style:font-weight-asian="bold" style:font-weight-complex="bold"/>
    </style:style>
    <style:style style:name="T8" style:family="text">
      <style:text-properties officeooo:rsid="001430c3"/>
    </style:style>
    <style:style style:name="T9" style:family="text">
      <style:text-properties officeooo:rsid="00156998"/>
    </style:style>
    <style:style style:name="T10" style:family="text">
      <style:text-properties officeooo:rsid="00165d1e"/>
    </style:style>
    <style:style style:name="T11" style:family="text">
      <style:text-properties style:text-underline-style="none" fo:font-weight="bold" officeooo:rsid="00165d1e" style:font-weight-asian="bold" style:font-weight-complex="bold"/>
    </style:style>
    <style:style style:name="T12" style:family="text">
      <style:text-properties style:text-underline-style="none" fo:font-weight="normal" officeooo:rsid="00165d1e" style:font-weight-asian="normal" style:font-weight-complex="normal"/>
    </style:style>
    <style:style style:name="T13" style:family="text">
      <style:text-properties officeooo:rsid="0017703f"/>
    </style:style>
    <style:style style:name="T14" style:family="text">
      <style:text-properties officeooo:rsid="001a51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jercicio 10</text:p>
      <text:p text:style-name="P1"/>
      <text:p text:style-name="P3"><text:span text:style-name="T1">N.º 1: 123456/10=</text:span> 12.345,6. <text:span text:style-name="T1">El valor és </text:span><text:span text:style-name="T3">float.</text:span></text:p>
      <text:p text:style-name="P4"/>
      <text:p text:style-name="P1"><text:span text:style-name="T1">N.º 2: 123456/100= </text:span>1.234,56.<text:span text:style-name="T1"> El valor és </text:span><text:span text:style-name="T8">float.</text:span></text:p>
      <text:p text:style-name="P5"/>
      <text:p text:style-name="P1"><text:span text:style-name="T1">N.º 3: 123456/1000= </text:span>123,456.<text:span text:style-name="T1"> El valor és </text:span><text:span text:style-name="T8">float.</text:span></text:p>
      <text:p text:style-name="P5"/>
      <text:p text:style-name="P1"><text:span text:style-name="T1">N.º 4: 123456/10000= </text:span>12,3456.<text:span text:style-name="T1"> El valor és <text:s/></text:span><text:span text:style-name="T8">float.</text:span></text:p>
      <text:p text:style-name="P1"/>
      <text:p text:style-name="P1"><text:span text:style-name="T1">N.º 5: 123456%10=</text:span> 12.345,6. <text:span text:style-name="T1">El valor és </text:span><text:span text:style-name="T8">float.</text:span></text:p>
      <text:p text:style-name="P5"/>
      <text:p text:style-name="P3"><text:span text:style-name="T2">N.º 6: 123456%100= </text:span><text:span text:style-name="T4">123.456.</text:span><text:span text:style-name="T2"> El valor és </text:span><text:span text:style-name="T5">int.</text:span></text:p>
      <text:p text:style-name="P5"/>
      <text:p text:style-name="P3"><text:span text:style-name="T1">N.º 7: 123456%1000= </text:span><text:span text:style-name="T3">1.234.560.</text:span><text:span text:style-name="T1"> El valor és </text:span><text:span text:style-name="T5">int.</text:span></text:p>
      <text:p text:style-name="P5"/>
      <text:p text:style-name="P1"><text:span text:style-name="T1">N.º 8: 123456%10000= </text:span>12.345.600.<text:span text:style-name="T1"> El valor és </text:span><text:span text:style-name="T8">int.</text:span></text:p>
      <text:p text:style-name="P1"/>
      <text:p text:style-name="P11">Ejercicio 1<text:span text:style-name="T9">1</text:span></text:p>
      <text:p text:style-name="P2"/>
      <text:p text:style-name="P8"><text:span text:style-name="T1">N.º 1 és</text:span> float</text:p>
      <text:p text:style-name="P8"/>
      <text:p text:style-name="P8"><text:span text:style-name="T1">N.º 2 és</text:span> double</text:p>
      <text:p text:style-name="P8"/>
      <text:p text:style-name="P8"><text:span text:style-name="T1">N.º 3 és</text:span> float</text:p>
      <text:p text:style-name="P6"><text:span text:style-name="T1"/></text:p>
      <text:p text:style-name="P12">Ejercicio 1<text:span text:style-name="T10">2</text:span></text:p>
      <text:p text:style-name="P7"/>
      <text:p text:style-name="P9"><text:span text:style-name="T11">a) </text:span>(<text:span text:style-name="T10">10</text:span> == 0) &amp;&amp; (<text:span text:style-name="T10">20</text:span> &lt; 20) <text:span text:style-name="T10">= </text:span><text:span text:style-name="T7">FALSE</text:span></text:p>
      <text:p text:style-name="P6"/>
      <text:p text:style-name="P9"><text:span text:style-name="T11">b) </text:span>(<text:span text:style-name="T10">20</text:span> &gt;= 20) || (<text:span text:style-name="T10">10</text:span> &lt; 5) <text:span text:style-name="T10">= </text:span><text:span text:style-name="T7">TRUE | TRUE</text:span></text:p>
      <text:p text:style-name="P6"/>
      <text:p text:style-name="P9"><text:span text:style-name="T11">c) </text:span>((<text:span text:style-name="T10">20</text:span>/(<text:span text:style-name="T10">10</text:span>-10)) &gt; 7) || (<text:span text:style-name="T10">20</text:span> &lt; 20) <text:span text:style-name="T10">= </text:span><text:span text:style-name="T7">FALSE | FALSE</text:span></text:p>
      <text:p text:style-name="P6"/>
      <text:p text:style-name="P9"><text:span text:style-name="T11">d) </text:span><text:span text:style-name="T12">(20&lt;=20) || ((20/(10-10)) &gt; 7) = </text:span><text:span text:style-name="T11">TRUE | FALSE</text:span></text:p>
      <text:p text:style-name="P6"/>
      <text:p text:style-name="P9"><text:span text:style-name="T11">e) </text:span>((<text:span text:style-name="T10">20</text:span>/(<text:span text:style-name="T10">10</text:span>-10)) &gt; 7) &amp;&amp; (<text:span text:style-name="T10">20</text:span> &lt; 0) <text:span text:style-name="T10">= </text:span><text:span text:style-name="T6">FALSE</text:span></text:p>
      <text:p text:style-name="P6"/>
      <text:p text:style-name="P9"><text:span text:style-name="T11">f) </text:span>(<text:span text:style-name="T13">20</text:span> &lt; 0) &amp;&amp; ((<text:span text:style-name="T13">20</text:span>/(<text:span text:style-name="T13">10</text:span>-10)) &gt; 7) <text:span text:style-name="T13">= </text:span><text:span text:style-name="T6">FALS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a512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Ejercicios 10-11-12</text:span><text:tab/><text:tab/><text:span text:style-name="MT1">Miquel Gimeno DAW-A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9T00:29:49.067000000</meta:creation-date>
    <dc:date>2020-11-19T01:00:32.228000000</dc:date>
    <meta:editing-duration>PT9M32S</meta:editing-duration>
    <meta:editing-cycles>7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21" meta:word-count="151" meta:character-count="746" meta:non-whitespace-character-count="614"/>
  </office:meta>
</office:document-meta>
</file>